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A3000001C16DAD777FE1BE165A.png" manifest:media-type="image/png"/>
  <manifest:file-entry manifest:full-path="Pictures/1000000000000375000000814994D4F3BD7AD520.png" manifest:media-type="image/png"/>
  <manifest:file-entry manifest:full-path="Pictures/100000000000032900000117FB368842FC6D0E5F.png" manifest:media-type="image/png"/>
  <manifest:file-entry manifest:full-path="Pictures/100000000000036B000001224437C88F01133453.png" manifest:media-type="image/png"/>
  <manifest:file-entry manifest:full-path="Pictures/10000000000002F200000095F2FFC80FD8D0DC3A.png" manifest:media-type="image/png"/>
  <manifest:file-entry manifest:full-path="Pictures/10000000000002FD0000016FE2235DF16D0A020A.png" manifest:media-type="image/png"/>
  <manifest:file-entry manifest:full-path="Pictures/1000000000000505000002F1DB9D13980D3B1B0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Объект_20_без_20_заливки_20_и_20_линий">
      <style:graphic-properties draw:fill-color="#a3b4c6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loext:graphic-properties draw:fill-color="#a3b4c6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24.859cm" svg:height="14.566cm" svg:x="2.891cm" svg:y="3cm">
          <draw:image xlink:href="Pictures/1000000000000505000002F1DB9D13980D3B1B0B.png" xlink:type="simple" xlink:show="embed" xlink:actuate="onLoad" draw:mime-type="image/png">
            <text:p/>
          </draw:image>
        </draw:frame>
        <draw:frame draw:style-name="gr2" draw:text-style-name="P2" draw:layer="layout" svg:width="7.021cm" svg:height="3.368cm" svg:x="21cm" svg:y="1.25cm">
          <draw:image xlink:href="Pictures/10000000000002FD0000016FE2235DF16D0A020A.png" xlink:type="simple" xlink:show="embed" xlink:actuate="onLoad" draw:mime-type="image/png">
            <text:p/>
          </draw:image>
        </draw:frame>
        <draw:frame draw:style-name="gr2" draw:text-style-name="P2" draw:layer="layout" svg:width="8.763cm" svg:height="1.731cm" svg:x="20.737cm" svg:y="8.25cm">
          <draw:image xlink:href="Pictures/10000000000002F200000095F2FFC80FD8D0DC3A.png" xlink:type="simple" xlink:show="embed" xlink:actuate="onLoad" draw:mime-type="image/png">
            <text:p/>
          </draw:image>
        </draw:frame>
        <draw:frame draw:style-name="gr2" draw:text-style-name="P2" draw:layer="layout" svg:width="7.845cm" svg:height="2.705cm" svg:x="1.405cm" svg:y="1.75cm">
          <draw:image xlink:href="Pictures/100000000000032900000117FB368842FC6D0E5F.png" xlink:type="simple" xlink:show="embed" xlink:actuate="onLoad" draw:mime-type="image/png">
            <text:p/>
          </draw:image>
        </draw:frame>
        <draw:frame draw:style-name="gr2" draw:text-style-name="P2" draw:layer="layout" svg:width="9.807cm" svg:height="3.25cm" svg:x="0.693cm" svg:y="11.5cm">
          <draw:image xlink:href="Pictures/100000000000036B000001224437C88F01133453.png" xlink:type="simple" xlink:show="embed" xlink:actuate="onLoad" draw:mime-type="image/png">
            <text:p/>
          </draw:image>
        </draw:frame>
        <draw:frame draw:style-name="gr2" draw:text-style-name="P2" draw:layer="layout" svg:width="12.25cm" svg:height="1.785cm" svg:x="1.5cm" svg:y="16.75cm">
          <draw:image xlink:href="Pictures/1000000000000375000000814994D4F3BD7AD520.png" xlink:type="simple" xlink:show="embed" xlink:actuate="onLoad" draw:mime-type="image/png">
            <text:p/>
          </draw:image>
        </draw:frame>
        <draw:frame draw:style-name="gr3" draw:text-style-name="P3" draw:layer="layout" svg:width="10cm" svg:height="1cm" svg:x="19.7cm" svg:y="20cm">
          <draw:text-box>
            <text:p>Арсений Величко ИВТ 1 курс</text:p>
          </draw:text-box>
        </draw:frame>
        <draw:frame draw:style-name="gr2" draw:text-style-name="P2" draw:layer="layout" svg:width="7.779cm" svg:height="3.751cm" svg:x="20.5cm" svg:y="11.499cm">
          <draw:image xlink:href="Pictures/10000000000003A3000001C16DAD777FE1BE165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21T16:53:12.237967408</meta:creation-date>
    <dc:date>2020-12-21T17:04:04.913387397</dc:date>
    <meta:editing-duration>PT42S</meta:editing-duration>
    <meta:editing-cycles>1</meta:editing-cycles>
    <meta:document-statistic meta:object-count="8"/>
    <meta:generator>LibreOffice/7.0.3.1$Linux_X86_64 LibreOffice_project/00$Build-1</meta:generator>
  </office:meta>
</office:document-meta>
</file>